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C0000002296012828ED213DE1.gif" manifest:media-type="image/gif"/>
  <manifest:file-entry manifest:full-path="Pictures/10000000000000BB000000256D32B1BAC757DBC6.jpg" manifest:media-type="image/jpeg"/>
  <manifest:file-entry manifest:full-path="Pictures/1000000000000078000000377B639B7EEFE38249.png" manifest:media-type="image/png"/>
  <manifest:file-entry manifest:full-path="Pictures/10000000000000A30000003A4A5BCC4A774DB6FD.gif" manifest:media-type="image/gif"/>
  <manifest:file-entry manifest:full-path="Pictures/10000201000000DD0000002A5A4D7A74BA9A704D.png" manifest:media-type="image/png"/>
  <manifest:file-entry manifest:full-path="Pictures/10000201000000EE000000110C59534AB02A3C07.png" manifest:media-type="image/png"/>
  <manifest:file-entry manifest:full-path="Pictures/100002010000011E0000002A82DBCD3AE95B9EC6.png" manifest:media-type="image/png"/>
  <manifest:file-entry manifest:full-path="Pictures/10000201000001380000004EA5FC2432FA50CDCC.png" manifest:media-type="image/png"/>
  <manifest:file-entry manifest:full-path="Pictures/10000000000001450000004B77F58501E331C2F7.jpg" manifest:media-type="image/jpeg"/>
  <manifest:file-entry manifest:full-path="Pictures/10000200000000B100000061B2F86C16A63E82B0.gif" manifest:media-type="image/gif"/>
  <manifest:file-entry manifest:full-path="Pictures/10000201000000A000000080347B3189F35E10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paragraph-properties fo:margin-top="0in" fo:margin-bottom="0in" loext:contextual-spacing="false" fo:text-align="center" style:justify-single-word="false"/>
    </style:style>
    <style:style style:name="P6"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7" style:family="paragraph" style:parent-style-name="Text_20_body">
      <style:paragraph-properties fo:margin-top="0in" fo:margin-bottom="0.0835in" loext:contextual-spacing="false" style:snap-to-layout-grid="false"/>
    </style:style>
    <style:style style:name="P8"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9"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0"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11" style:family="paragraph" style:parent-style-name="Standard">
      <style:paragraph-properties fo:margin-left="0.1146in" fo:margin-right="0.1146in" fo:margin-top="0.1146in" fo:margin-bottom="0.1146in" loext:contextual-spacing="false" style:line-height-at-least="0.1665in" fo:text-indent="0in" style:auto-text-indent="false" fo:break-before="page"/>
    </style:style>
    <style:style style:name="P12"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13"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14"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15" style:family="paragraph" style:parent-style-name="Standard">
      <style:paragraph-properties fo:text-align="center" style:justify-single-word="false"/>
    </style:style>
    <style:style style:name="P16" style:family="paragraph" style:parent-style-name="Standard">
      <style:text-properties style:font-name="Verdana" fo:font-size="9pt" style:font-size-asian="9pt" style:font-name-complex="Verdana1" style:font-size-complex="9pt"/>
    </style:style>
    <style:style style:name="P17"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18" style:family="paragraph" style:parent-style-name="Standard">
      <style:text-properties fo:color="#0066ff" fo:font-size="18pt" fo:font-weight="bold" style:font-size-asian="18pt" style:font-weight-asian="bold" style:font-name-complex="Verdana1" style:font-size-complex="18pt" style:font-weight-complex="bold"/>
    </style:style>
    <style:style style:name="P19" style:family="paragraph" style:parent-style-name="Standard">
      <style:text-properties fo:color="#0066ff" fo:font-size="18pt" fo:font-weight="bold" style:font-size-asian="18pt" style:font-weight-asian="bold" style:font-size-complex="18pt" style:font-weight-complex="bold"/>
    </style:style>
    <style:style style:name="P20"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21" style:family="paragraph" style:parent-style-name="Standard">
      <style:text-properties fo:font-size="18pt" style:font-size-asian="18pt"/>
    </style:style>
    <style:style style:name="P22" style:family="paragraph" style:parent-style-name="Standard">
      <style:text-properties fo:language="en" fo:country="US" fo:font-weight="bold" style:language-asian="en" style:country-asian="US" style:font-weight-asian="bold" style:font-weight-complex="bold"/>
    </style:style>
    <style:style style:name="P23" style:family="paragraph" style:parent-style-name="Standard">
      <style:text-properties style:font-name="Veranda" fo:font-size="9pt" style:font-size-asian="9pt" style:font-size-complex="9pt"/>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26"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27" style:family="paragraph" style:parent-style-name="Sender">
      <style:paragraph-properties fo:text-align="center" style:justify-single-word="false"/>
    </style:style>
    <style:style style:name="P28"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29"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30"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1"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32" style:family="paragraph" style:parent-style-name="Standard">
      <style:text-properties style:font-name="Veranda" fo:font-size="9pt" style:font-size-asian="9pt" style:font-size-complex="9pt"/>
    </style:style>
    <style:style style:name="P33" style:family="paragraph" style:parent-style-name="Standard">
      <style:paragraph-properties fo:break-before="page"/>
    </style:style>
    <style:style style:name="P34" style:family="paragraph" style:parent-style-name="Heading_20_1" style:list-style-name="WWNum2">
      <style:text-properties fo:color="#993300"/>
    </style:style>
    <style:style style:name="P35" style:family="paragraph" style:parent-style-name="Heading_20_1" style:list-style-name="WWNum2">
      <style:paragraph-properties fo:text-align="start" style:justify-single-word="false"/>
      <style:text-properties fo:color="#993300"/>
    </style:style>
    <style:style style:name="P36" style:family="paragraph" style:parent-style-name="Heading_20_1" style:list-style-name="WWNum2">
      <style:paragraph-properties fo:text-align="center" style:justify-single-word="false"/>
      <style:text-properties fo:font-size="14pt" style:font-size-asian="14pt" style:font-size-complex="14pt"/>
    </style:style>
    <style:style style:name="P37"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38" style:family="paragraph" style:parent-style-name="Text_20_body">
      <style:text-properties style:use-window-font-color="true" style:font-name="Verdana" fo:font-size="9pt" style:font-size-asian="9pt" style:font-name-complex="Verdana1" style:font-size-complex="9pt"/>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style:font-name="Veranda" fo:font-size="9pt" style:font-size-asian="9pt" style:font-size-complex="9pt"/>
    </style:style>
    <style:style style:name="P41" style:family="paragraph" style:parent-style-name="Text_20_body">
      <style:text-properties officeooo:paragraph-rsid="001e1c51"/>
    </style:style>
    <style:style style:name="P42"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43" style:family="paragraph" style:parent-style-name="Heading_20_2" style:list-style-name="WWNum2">
      <style:text-properties fo:color="#993300" fo:font-size="20pt" style:font-size-asian="20pt" style:font-size-complex="20pt"/>
    </style:style>
    <style:style style:name="P44"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45"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7pt" style:font-size-asian="7pt" style:font-name-complex="Verdana1" style:font-size-complex="7pt"/>
    </style:style>
    <style:style style:name="T7" style:family="text">
      <style:text-properties fo:color="#0000ff" style:text-underline-style="solid" style:text-underline-width="auto" style:text-underline-color="font-color" fo:font-weight="bold" style:font-weight-asian="bold"/>
    </style:style>
    <style:style style:name="T8" style:family="text">
      <style:text-properties fo:color="#993300" style:font-name="Verdana" fo:font-size="9pt" fo:font-weight="bold" style:font-size-asian="9pt" style:font-weight-asian="bold" style:font-name-complex="Verdana1" style:font-size-complex="9pt" style:font-weight-complex="bold"/>
    </style:style>
    <style:style style:name="T9" style:family="text">
      <style:text-properties fo:color="#993300" style:font-name="Verdana" fo:font-size="9pt" fo:font-weight="normal" style:font-size-asian="9pt" style:font-weight-asian="normal" style:font-name-complex="Verdana1" style:font-size-complex="9pt" style:font-weight-complex="normal"/>
    </style:style>
    <style:style style:name="T10" style:family="text">
      <style:text-properties fo:color="#993300" style:font-name="Verdana" fo:font-size="9pt" style:font-size-asian="9pt" style:font-name-complex="Verdana1" style:font-size-complex="9pt"/>
    </style:style>
    <style:style style:name="T11" style:family="text">
      <style:text-properties fo:color="#990000" style:font-name="Verdana" fo:font-size="9pt" fo:font-weight="bold" style:font-size-asian="9pt" style:font-weight-asian="bold" style:font-name-complex="Verdana1" style:font-size-complex="9pt" style:font-weight-complex="bold"/>
    </style:style>
    <style:style style:name="T12" style:family="text">
      <style:text-properties fo:color="#990000" style:font-name="Verdana" fo:font-size="9pt" fo:font-weight="bold" style:font-size-asian="9pt" style:font-weight-asian="bold" style:font-name-complex="Verdana1" style:font-weight-complex="bold"/>
    </style:style>
    <style:style style:name="T13" style:family="text">
      <style:text-properties fo:color="#009900" style:font-name="Verdana" fo:font-size="12pt" fo:font-weight="bold" style:font-size-asian="12pt" style:font-weight-asian="bold" style:font-name-complex="Verdana1" style:font-size-complex="12pt" style:font-weight-complex="bold"/>
    </style:style>
    <style:style style:name="T14"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15" style:family="text">
      <style:text-properties fo:color="#2a4c96" style:font-name="Verdana" fo:font-size="12pt" fo:font-weight="bold" style:font-size-asian="12pt" style:font-weight-asian="bold" style:font-name-complex="Verdana1" style:font-size-complex="12pt" style:font-weight-complex="bold"/>
    </style:style>
    <style:style style:name="T16"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17" style:family="text">
      <style:text-properties fo:color="#2a4c96" style:font-name="Verdana" fo:font-size="9pt" fo:font-weight="normal" style:font-size-asian="9pt" style:font-weight-asian="normal" style:font-name-complex="Verdana1" style:font-size-complex="9pt" style:font-weight-complex="normal"/>
    </style:style>
    <style:style style:name="T18" style:family="text">
      <style:text-properties fo:color="#2a4c96" style:font-name="Verdana" fo:font-size="9pt" style:font-size-asian="9pt" style:font-name-complex="Verdana1"/>
    </style:style>
    <style:style style:name="T19" style:family="text">
      <style:text-properties fo:color="#2a4c96" style:font-name="Verdana" fo:font-size="9pt" style:font-size-asian="9pt" style:font-name-complex="Verdana1" style:font-size-complex="9pt"/>
    </style:style>
    <style:style style:name="T20" style:family="text">
      <style:text-properties fo:color="#2a4c96" style:font-name="Verdana" fo:font-size="9pt" fo:language="en" fo:country="US" style:font-size-asian="9pt" style:language-asian="en" style:country-asian="US" style:font-name-complex="Verdana1"/>
    </style:style>
    <style:style style:name="T21" style:family="text">
      <style:text-properties fo:color="#2a4c96" style:font-name="Verdana" fo:font-size="9pt" fo:language="en" fo:country="US" style:font-size-asian="9pt" style:language-asian="en" style:country-asian="US" style:font-name-complex="Verdana1" style:font-size-complex="9pt"/>
    </style:style>
    <style:style style:name="T22" style:family="text">
      <style:text-properties fo:color="#808080" style:font-name="Verdana" fo:font-size="9pt" fo:language="en" fo:country="US" style:font-size-asian="9pt" style:language-asian="en" style:country-asian="US" style:font-name-complex="Verdana1"/>
    </style:style>
    <style:style style:name="T23" style:family="text">
      <style:text-properties fo:color="#808080" style:font-name="Verdana" fo:font-size="9pt" fo:language="en" fo:country="US" style:font-size-asian="9pt" style:language-asian="en" style:country-asian="US" style:font-name-complex="Verdana1" style:font-size-complex="9pt"/>
    </style:style>
    <style:style style:name="T24" style:family="text">
      <style:text-properties style:use-window-font-color="true" style:font-name="Verdana" fo:font-size="9pt" style:font-size-asian="9pt" style:font-name-complex="Verdana1" style:font-size-complex="9pt"/>
    </style:style>
    <style:style style:name="T25" style:family="text">
      <style:text-properties fo:color="#ce181e" style:font-name="Verdana" fo:font-size="9pt" fo:font-weight="bold" style:font-size-asian="9pt" style:font-weight-asian="bold" style:font-name-complex="Verdana1" style:font-size-complex="9pt" style:font-weight-complex="bold"/>
    </style:style>
    <style:style style:name="T26" style:family="text">
      <style:text-properties fo:color="#00000a" style:font-name="Verdana" fo:font-size="9pt" style:font-size-asian="9pt" style:font-name-complex="Verdana1"/>
    </style:style>
    <style:style style:name="T27" style:family="text">
      <style:text-properties fo:color="#800000" style:font-name="Verdana" fo:font-size="9pt" fo:font-weight="bold" style:font-size-asian="9pt" style:font-weight-asian="bold" style:font-name-complex="Verdana1" style:font-weight-complex="bold"/>
    </style:style>
    <style:style style:name="T28" style:family="text">
      <style:text-properties fo:color="#800000" style:font-name="Verdana" fo:font-size="9pt" fo:font-weight="bold" style:font-size-asian="9pt" style:font-weight-asian="bold" style:font-name-complex="Verdana1" style:font-size-complex="9pt" style:font-weight-complex="bold"/>
    </style:style>
    <style:style style:name="T29" style:family="text">
      <style:text-properties fo:color="#800000" style:font-name="Verdana" fo:font-size="9pt" fo:font-weight="bold" style:font-size-asian="9pt" style:font-weight-asian="bold" style:font-name-complex="Verdana1" style:font-size-complex="9pt" style:font-weight-complex="bold"/>
    </style:style>
    <style:style style:name="T30" style:family="text">
      <style:text-properties fo:color="#800000" style:font-name="Verdana" fo:font-size="9pt" style:font-size-asian="9pt" style:font-name-complex="Verdana1"/>
    </style:style>
    <style:style style:name="T31" style:family="text">
      <style:text-properties fo:color="#000000"/>
    </style:style>
    <style:style style:name="T32" style:family="text">
      <style:text-properties fo:color="#000000" style:font-name="Verdana" fo:font-size="9pt" style:font-size-asian="9pt" style:font-name-complex="Verdana1" style:font-size-complex="9pt"/>
    </style:style>
    <style:style style:name="T33" style:family="text">
      <style:text-properties style:font-name="Veranda" fo:font-size="9pt" style:font-size-asian="9pt" style:font-size-complex="9pt"/>
    </style:style>
    <style:style style:name="T34" style:family="text">
      <style:text-properties style:font-name="Veranda" fo:font-size="9pt" fo:font-style="italic" style:font-size-asian="9pt" style:font-style-asian="italic" style:font-size-complex="9pt" style:font-style-complex="italic"/>
    </style:style>
    <style:style style:name="T35" style:family="text">
      <style:text-properties fo:color="#666666" style:font-name="Verdana" fo:font-size="9pt" style:font-size-asian="9pt" style:font-name-complex="Verdan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ndrew DeFaria</text:p>
      <text:p text:style-name="P6"/>
      <text:p text:style-name="P27">14435 South 48<text:span text:style-name="T1">th</text:span> Street #2083</text:p>
      <text:p text:style-name="P27">Phoenix, Arizona -6440</text:p>
      <text:p text:style-name="P5"><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5"/>
      <text:p text:style-name="P15"><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26"><draw:frame draw:style-name="fr1" draw:name="Image1" text:anchor-type="paragraph" svg:width="3.5in" svg:height="0.5138in" draw:z-index="16"><draw:image xlink:href="Pictures/100002010000011E0000002A82DBCD3AE95B9EC6.png" xlink:type="simple" xlink:show="embed" xlink:actuate="onLoad" loext:mime-type="image/png"/></draw:frame><draw:frame draw:style-name="fr2" draw:name="Image2" text:anchor-type="char" svg:x="0.1598in" svg:y="0.5626in" svg:width="3.3063in" svg:height="0.2362in" draw:z-index="0"><draw:image xlink:href="Pictures/10000201000000EE000000110C59534AB02A3C07.png" xlink:type="simple" xlink:show="embed" xlink:actuate="onLoad" loext:mime-type="image/png"/></draw:frame><text:span text:style-name="Internet_20_link"><text:span text:style-name="T7"><text:line-break/></text:span></text:span><text:a xlink:type="simple" xlink:href="http://clearscm.com/Resumes/Andrew/AWS%20Certified%20Solutions%20Architect%20-%20Associate%20certificate.pdf" text:style-name="ListLabel_20_63" text:visited-style-name="ListLabel_20_63"><text:span text:style-name="Internet_20_link"><text:span text:style-name="T7"> Validation Number: 4Q2XDJDCK1EE1HC5</text:span></text:span></text:a></text:p>
          </table:table-cell>
        </table:table-row>
      </table:table>
      <text:p text:style-name="Text_20_body"/>
      <text:list xml:id="list765702095" text:style-name="WWNum2">
        <text:list-item>
          <text:h text:style-name="P34" text:outline-level="1">Objective</text:h>
        </text:list-item>
      </text:list>
      <text:p text:style-name="P28">To work with state of the art operating systems and networks to insure the smooth running of an organization's information flow.</text:p>
      <text:p text:style-name="P16"/>
      <text:list xml:id="list164444253361610" text:continue-numbering="true" text:style-name="WWNum2">
        <text:list-item>
          <text:h text:style-name="P34" text:outline-level="1">Hardware</text:h>
        </text:list-item>
      </text:list>
      <text:p text:style-name="P24"><text:span text:style-name="T4">Workstations and servers from Sun, HP as well as various other manufactures of Linux systems.</text:span> </text:p>
      <text:p text:style-name="Standard"/>
      <text:list xml:id="list164443975381556" text:continue-numbering="true" text:style-name="WWNum2">
        <text:list-item>
          <text:h text:style-name="P34" text:outline-level="1">Operating Systems</text:h>
        </text:list-item>
      </text:list>
      <text:p text:style-name="P24"><text:span text:style-name="T8">Linux</text:span><text:span text:style-name="T4"> (Redhat, Centos, Ubuntu), </text:span><text:span text:style-name="T8">Windows</text:span><text:span text:style-name="T9">,</text:span><text:span text:style-name="T4"> </text:span><text:span text:style-name="T8">Unix</text:span><text:span text:style-name="T10"> </text:span><text:span text:style-name="T4">(Solaris, HP-UX), <text:s/></text:span><text:a xlink:type="simple" xlink:href="http://cygwin.com/" text:style-name="ListLabel_20_64" text:visited-style-name="ListLabel_20_64"><text:span text:style-name="Internet_20_link"><text:span text:style-name="T11">Cygwin</text:span></text:span></text:a></text:p>
      <text:p text:style-name="Standard"/>
      <text:list xml:id="list164444662879575" text:continue-numbering="true" text:style-name="WWNum2">
        <text:list-item>
          <text:h text:style-name="P34" text:outline-level="1">Networking</text:h>
        </text:list-item>
      </text:list>
      <text:p text:style-name="P24"><text:span text:style-name="T4">TCP/IP, Windows and Linux Networking, </text:span><text:span text:style-name="T8">Active Directory/LDAP,</text:span><text:span text:style-name="T4"> </text:span><text:span text:style-name="T8">Samba</text:span></text:p>
      <text:p text:style-name="P25"/>
      <text:list xml:id="list164443024296817" text:continue-numbering="true" text:style-name="WWNum2">
        <text:list-item>
          <text:h text:style-name="P34" text:outline-level="1">Software</text:h>
        </text:list-item>
        <text:list-item>
          <text:p text:style-name="P29"/>
        </text:list-item>
      </text:list>
      <table:table table:name="Table2" table:style-name="Table2">
        <table:table-column table:style-name="Table2.A"/>
        <table:table-column table:style-name="Table2.B"/>
        <table:table-row table:style-name="Table2.1">
          <table:table-cell table:style-name="Table2.A1" office:value-type="string">
            <text:p text:style-name="P31">Version Control Systems</text:p>
          </table:table-cell>
          <table:table-cell table:style-name="Table2.B1" office:value-type="string">
            <text:p text:style-name="Standard"><text:span text:style-name="T8">Git</text:span><text:span text:style-name="T4">, </text:span><text:span text:style-name="T8">Perforce</text:span><text:span text:style-name="T4">, </text:span><text:span text:style-name="T8">Clearcase</text:span><text:span text:style-name="T4"> </text:span></text:p>
          </table:table-cell>
        </table:table-row>
        <table:table-row table:style-name="Table2.1">
          <table:table-cell table:style-name="Table2.A1" office:value-type="string">
            <text:p text:style-name="P31">Issue Tracking</text:p>
          </table:table-cell>
          <table:table-cell table:style-name="Table2.B1" office:value-type="string">
            <text:p text:style-name="Standard"><text:span text:style-name="T8">JIRA</text:span><text:span text:style-name="T4">, </text:span><text:span text:style-name="T8">Clearquest</text:span><text:span text:style-name="T5">,</text:span><text:span text:style-name="T8"> Bugzilla</text:span></text:p>
          </table:table-cell>
        </table:table-row>
        <table:table-row table:style-name="Table2.1">
          <table:table-cell table:style-name="Table2.A1" office:value-type="string">
            <text:p text:style-name="P31">Languages</text:p>
          </table:table-cell>
          <table:table-cell table:style-name="Table2.B1" office:value-type="string">
            <text:p text:style-name="Standard"><text:span text:style-name="T8">Perl</text:span><text:span text:style-name="T5">,</text:span><text:span text:style-name="T8"> Bash</text:span><text:span text:style-name="T5">,</text:span><text:span text:style-name="T8"> PHP</text:span><text:span text:style-name="T5">,</text:span><text:span text:style-name="T8"> C++, C, Ada, TCL</text:span></text:p>
          </table:table-cell>
        </table:table-row>
        <table:table-row table:style-name="Table2.1">
          <table:table-cell table:style-name="Table2.A1" office:value-type="string">
            <text:p text:style-name="P31">Middleware</text:p>
          </table:table-cell>
          <table:table-cell table:style-name="Table2.B1" office:value-type="string">
            <text:p text:style-name="Standard"><text:span text:style-name="T11">Apache</text:span><text:span text:style-name="T5">,</text:span><text:span text:style-name="T8"> Tomcat</text:span><text:span text:style-name="T5">,</text:span><text:span text:style-name="T8"> Samba</text:span><text:span text:style-name="T5">,</text:span><text:span text:style-name="T8"> Winbind</text:span><text:span text:style-name="T5">,</text:span><text:span text:style-name="T8"> LDAP, REST</text:span></text:p>
          </table:table-cell>
        </table:table-row>
        <table:table-row table:style-name="Table2.1">
          <table:table-cell table:style-name="Table2.A1" office:value-type="string">
            <text:p text:style-name="P31">Web apps</text:p>
          </table:table-cell>
          <table:table-cell table:style-name="Table2.B1" office:value-type="string">
            <text:p text:style-name="Standard"><text:span text:style-name="T8">JIRA</text:span><text:span text:style-name="T5">,</text:span><text:span text:style-name="T8"> Confluence</text:span><text:span text:style-name="T5">,</text:span><text:span text:style-name="T8"> Swarm</text:span></text:p>
          </table:table-cell>
        </table:table-row>
        <table:table-row table:style-name="Table2.1">
          <table:table-cell table:style-name="Table2.A1" office:value-type="string">
            <text:p text:style-name="P31">Databases</text:p>
          </table:table-cell>
          <table:table-cell table:style-name="Table2.B1" office:value-type="string">
            <text:p text:style-name="P30">MySQL, Oracle</text:p>
          </table:table-cell>
        </table:table-row>
        <table:table-row table:style-name="Table2.1">
          <table:table-cell table:style-name="Table2.A1" office:value-type="string">
            <text:p text:style-name="P31">Continuous Integration</text:p>
          </table:table-cell>
          <table:table-cell table:style-name="Table2.B1" office:value-type="string">
            <text:p text:style-name="P30">Build Forge, Electric Commander, Jenkins</text:p>
          </table:table-cell>
        </table:table-row>
        <table:table-row table:style-name="Table2.1">
          <table:table-cell table:style-name="Table2.A1" office:value-type="string">
            <text:p text:style-name="P31">Virtualization</text:p>
          </table:table-cell>
          <table:table-cell table:style-name="Table2.B1" office:value-type="string">
            <text:p text:style-name="P30">VMWare, VirtualBox</text:p>
          </table:table-cell>
        </table:table-row>
        <table:table-row table:style-name="Table2.1">
          <table:table-cell table:style-name="Table2.A1" office:value-type="string">
            <text:p text:style-name="P31">Cloud Computing</text:p>
          </table:table-cell>
          <table:table-cell table:style-name="Table2.B1" office:value-type="string">
            <text:p text:style-name="P30">AWS: EC2, IAM, S3, Glacier, CloudFront, Route53, VPC</text:p>
          </table:table-cell>
        </table:table-row>
      </table:table>
      <text:p text:style-name="Standard"/>
      <text:list xml:id="list164444749560829" text:continue-numbering="true" text:style-name="WWNum2">
        <text:list-item>
          <text:h text:style-name="P35" text:outline-level="1">Education</text:h>
        </text:list-item>
      </text:list>
      <text:p text:style-name="P28">A.A.S. in Computer Science from Union County College in Scotch Plains, New Jersey. Continued studies at Fairleigh Dickenson University, <text:s/>San Jose State University, Mission College and Chico State in pursuit of my degree.</text:p>
      <text:p text:style-name="P16"/>
      <text:list xml:id="list164444737356897" text:continue-numbering="true" text:style-name="WWNum2">
        <text:list-item>
          <text:h text:style-name="P34" text:outline-level="1"><text:soft-page-break/>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text:a xlink:type="simple" xlink:href="http://www.linkedin.com/profile/view?id=276869" text:style-name="ListLabel_20_65" text:visited-style-name="ListLabel_20_65"><text:span text:style-name="Internet_20_link"><text:span text:style-name="T6">Tom Connor</text:span></text:span></text:a></text:p>
          </table:table-cell>
          <table:table-cell table:style-name="Table3.A1" office:value-type="string">
            <text:p text:style-name="P37"><text:bookmark text:name="gc-number-1"/>(512)-422-1172</text:p>
          </table:table-cell>
          <table:table-cell table:style-name="Table3.A1" office:value-type="string">
            <text:p text:style-name="P7"><text:a xlink:type="simple" xlink:href="javascript:void(0)" text:style-name="ListLabel_20_65" text:visited-style-name="ListLabel_20_65"><text:span text:style-name="Internet_20_link"><text:span text:style-name="T6">@yahoo.com</text:span></text:span></text:a><text:a xlink:type="simple" xlink:href="javascript:void(0)" text:style-name="ListLabel_20_65" text:visited-style-name="ListLabel_20_65"><text:span text:style-name="Internet_20_link"><text:span text:style-name="T6">tomhillconnor</text:span></text:span></text:a></text:p>
          </table:table-cell>
          <table:table-cell table:style-name="Table3.D1" office:value-type="string">
            <text:p text:style-name="P37">Coworker, Consultant</text:p>
          </table:table-cell>
        </table:table-row>
        <table:table-row table:style-name="Table3.1">
          <table:table-cell table:style-name="Table3.A1" office:value-type="string">
            <text:p text:style-name="P7"><text:a xlink:type="simple" xlink:href="http://www.linkedin.com/profile/view?id=700521" text:style-name="ListLabel_20_65" text:visited-style-name="ListLabel_20_65"><text:span text:style-name="Internet_20_link"><text:span text:style-name="T6">Jame Chen</text:span></text:span></text:a></text:p>
          </table:table-cell>
          <table:table-cell table:style-name="Table3.A1" office:value-type="string">
            <text:p text:style-name="P37"><text:bookmark text:name="gc-number-2"/>(408)-845-5360</text:p>
          </table:table-cell>
          <table:table-cell table:style-name="Table3.A1" office:value-type="string">
            <text:p text:style-name="P7"><text:a xlink:type="simple" xlink:href="javascript:void(0)" text:style-name="ListLabel_20_65" text:visited-style-name="ListLabel_20_65"><text:span text:style-name="Internet_20_link"><text:span text:style-name="T6">jchen@salira.com</text:span></text:span></text:a></text:p>
          </table:table-cell>
          <table:table-cell table:style-name="Table3.D1" office:value-type="string">
            <text:p text:style-name="P37">Vice President of Engineering, Salira Optical Network Systems</text:p>
          </table:table-cell>
        </table:table-row>
        <table:table-row table:style-name="Table3.1">
          <table:table-cell table:style-name="Table3.A1" office:value-type="string">
            <text:p text:style-name="P7"><text:a xlink:type="simple" xlink:href="http://www.linkedin.com/profile/view?id=12113821" text:style-name="ListLabel_20_65" text:visited-style-name="ListLabel_20_65"><text:span text:style-name="Internet_20_link"><text:span text:style-name="T6">Omair Ahmed</text:span></text:span></text:a></text:p>
          </table:table-cell>
          <table:table-cell table:style-name="Table3.A1" office:value-type="string">
            <text:p text:style-name="P37">(224) 715-9786</text:p>
          </table:table-cell>
          <table:table-cell table:style-name="Table3.A1" office:value-type="string">
            <text:p text:style-name="P7"><text:a xlink:type="simple" xlink:href="mailto:Omair.Ahmed@ge.com" text:style-name="ListLabel_20_65" text:visited-style-name="ListLabel_20_65"><text:span text:style-name="Internet_20_link"><text:span text:style-name="T6">omair.ahmed@ge.com</text:span></text:span></text:a></text:p>
          </table:table-cell>
          <table:table-cell table:style-name="Table3.D1" office:value-type="string">
            <text:p text:style-name="P37">Coworker, General Electric</text:p>
          </table:table-cell>
        </table:table-row>
        <table:table-row table:style-name="Table3.1">
          <table:table-cell table:style-name="Table3.A1" office:value-type="string">
            <text:p text:style-name="P7"><text:a xlink:type="simple" xlink:href="http://www.linkedin.com/profile/view?id=1023014" text:style-name="ListLabel_20_65" text:visited-style-name="ListLabel_20_65"><text:span text:style-name="Internet_20_link"><text:span text:style-name="T6">Shivdutt Jha</text:span></text:span></text:a></text:p>
          </table:table-cell>
          <table:table-cell table:style-name="Table3.A1" office:value-type="string">
            <text:p text:style-name="P37"><text:bookmark text:name="gc-number-3"/>(408)-806-3476</text:p>
          </table:table-cell>
          <table:table-cell table:style-name="Table3.A1" office:value-type="string">
            <text:p text:style-name="P7"><text:a xlink:type="simple" xlink:href="javascript:void(0)" text:style-name="ListLabel_20_65" text:visited-style-name="ListLabel_20_65"><text:span text:style-name="Internet_20_link"><text:span text:style-name="T6">shivdutt_jha@hotmail.com</text:span></text:span></text:a></text:p>
          </table:table-cell>
          <table:table-cell table:style-name="Table3.D1" office:value-type="string">
            <text:p text:style-name="P37">Coworker, Consultant</text:p>
          </table:table-cell>
        </table:table-row>
      </table:table>
      <text:p text:style-name="Standard"/>
      <text:list xml:id="list164444253571137" text:continue-numbering="true" text:style-name="WWNum2">
        <text:list-item>
          <text:list>
            <text:list-item>
              <text:h text:style-name="P43" text:outline-level="2">Clients</text:h>
            </text:list-item>
          </text:list>
        </text:list-item>
      </text:list>
      <text:p text:style-name="Standard"><draw:custom-shape text:anchor-type="as-char" draw:z-index="2"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21" text:anchor-type="paragraph" svg:x="-0.028in" svg:y="0in" svg:width="4.5138in" svg:height="1.0417in" draw:z-index="17"><draw:image xlink:href="Pictures/10000000000001450000004B77F58501E331C2F7.jpg" xlink:type="simple" xlink:show="embed" xlink:actuate="onLoad" loext:mime-type="image/jpeg"/></draw:frame></text:p>
      <text:p text:style-name="P18"/>
      <text:p text:style-name="P18"/>
      <text:p text:style-name="P17"/>
      <text:p text:style-name="Text_20_body"><text:a xlink:type="simple" xlink:href="https://defaria-status.blogspot.com/search/label/General%20Dynamics" text:style-name="ListLabel_20_66" text:visited-style-name="ListLabel_20_66"><text:span text:style-name="Internet_20_link"><text:span text:style-name="T13">General Dynamics</text:span></text:span></text:a><text:span text:style-name="T15"> </text:span><text:span text:style-name="T17">March</text:span><text:span text:style-name="T18"> 2018 – Present</text:span><text:span text:style-name="T20"> </text:span><text:span text:style-name="T22">(Contract)</text:span></text:p>
      <text:p text:style-name="P38">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24">Introduced </text:span><text:span text:style-name="T8">Puppet</text:span><text:span text:style-name="T24"> to the group and served as the </text:span><text:span text:style-name="T8">Puppet Master</text:span><text:span text:style-name="T24">.</text:span></text:p>
      <text:p text:style-name="Text_20_body"><text:span text:style-name="T24">Created Windows based </text:span><text:span text:style-name="T25">VMs</text:span><text:span text:style-name="T24"> for specific roles such as </text:span><text:span text:style-name="T25">BuildForge Console</text:span><text:span text:style-name="T24">, Application server, Domain Controllers, etc. These were managed under </text:span><text:span text:style-name="T8">vCenter</text:span><text:span text:style-name="T24">.</text:span></text:p>
      <text:p text:style-name="Text_20_body"><text:span text:style-name="T24">Developed </text:span><text:span text:style-name="T25">Perl</text:span><text:span text:style-name="T24"> scripts for validation testing of </text:span><text:span text:style-name="T25">Clearcase</text:span><text:span text:style-name="T24"> and </text:span><text:span text:style-name="T25">Clearquest</text:span><text:span text:style-name="T24">. Developed a Clearcase enhanced monitoring tool to monitor servers, loadavg and filesystems as well as Clearcase objects like VOBs and views.</text:span></text:p>
      <text:p text:style-name="Standard"><draw:custom-shape text:anchor-type="as-char" draw:z-index="3"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draw:frame draw:style-name="fr4" draw:name="Image3" text:anchor-type="char" svg:x="0.0161in" svg:y="0.0311in" svg:width="1.8437in" svg:height="1.0102in" draw:z-index="1"><draw:image xlink:href="Pictures/10000200000000B100000061B2F86C16A63E82B0.gif" xlink:type="simple" xlink:show="embed" xlink:actuate="onLoad" loext:mime-type="image/gif"/></draw:frame></text:p>
      <text:p text:style-name="P2"/>
      <text:p text:style-name="P2"/>
      <text:p text:style-name="P1"/>
      <text:p text:style-name="P8"><text:span text:style-name="T14">Broadcom</text:span><text:span text:style-name="T16"> </text:span><text:span text:style-name="T20">August 2016 – January 2018 </text:span><text:span text:style-name="T22">(Contract)</text:span></text:p>
      <text:p text:style-name="P8"><text:span text:style-name="T26">Converted an internal project from a </text:span><text:span text:style-name="T27">Jenkins</text:span><text:span text:style-name="T30">/</text:span><text:span text:style-name="T27">Perforce</text:span><text:span text:style-name="T26"> build system to the Broadcom/Avago standard of </text:span><text:span text:style-name="T27">Electric Commander</text:span><text:span text:style-name="T30">/</text:span><text:span text:style-name="T27">Git</text:span><text:span text:style-name="T26">. Developed Perl scripts to sign of executables and remotely execute commands on Windows systems using </text:span><text:span text:style-name="T27">Cygwin/ssh</text:span><text:span text:style-name="T26"> thus streamlining and standardizing remote building and signing of executables.</text:span></text:p>
      <text:p text:style-name="P10"><draw:custom-shape text:anchor-type="as-char" draw:z-index="4"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frame draw:style-name="fr3" draw:name="Image4" text:anchor-type="paragraph" svg:x="-0.0146in" svg:y="0.0102in" svg:width="0.8in" svg:height="0.6398in" draw:z-index="18"><draw:image xlink:href="Pictures/10000201000000A000000080347B3189F35E1056.png" xlink:type="simple" xlink:show="embed" xlink:actuate="onLoad" loext:mime-type="image/png"/></draw:frame></text:p>
      <text:p text:style-name="P1"/>
      <text:p text:style-name="P8"><text:span text:style-name="T13">ICANN</text:span><text:span text:style-name="T15"> </text:span><text:span text:style-name="T18">May 2016 – July 2016</text:span><text:span text:style-name="T20"> </text:span><text:span text:style-name="T22">(Contract)</text:span></text:p>
      <text:p text:style-name="P8"><text:span text:style-name="T26">Developed </text:span><text:a xlink:type="simple" xlink:href="https://en.wikipedia.org/wiki/Registration_Data_Access_Protocol" text:style-name="ListLabel_20_67" text:visited-style-name="ListLabel_20_67"><text:span text:style-name="Internet_20_link"><text:span text:style-name="T26">RDAP</text:span></text:span></text:a><text:span text:style-name="T26"> server for testing SLA compliance of various TLD registrars around the world.</text:span></text:p>
      <text:p text:style-name="P10"><draw:custom-shape text:anchor-type="as-char" draw:z-index="5"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frame draw:style-name="fr3" draw:name="Image5" text:anchor-type="paragraph" svg:x="0.0311in" svg:y="0in" svg:width="3.25in" svg:height="0.8126in" draw:z-index="19"><draw:image xlink:href="Pictures/10000201000001380000004EA5FC2432FA50CDCC.png" xlink:type="simple" xlink:show="embed" xlink:actuate="onLoad" loext:mime-type="image/png"/></draw:frame></text:p>
      <text:p text:style-name="P14"/>
      <text:p text:style-name="P14"/>
      <text:p text:style-name="P39"><text:s text:c="2"/>A Knowles Company</text:p>
      <text:p text:style-name="P9"><text:a xlink:type="simple" xlink:href="https://defaria-status.blogspot.com/search/label/Audience" text:style-name="ListLabel_20_66" text:visited-style-name="ListLabel_20_66"><text:span text:style-name="Internet_20_link"><text:span text:style-name="T13">Audience</text:span></text:span></text:a><text:span text:style-name="T15"> </text:span><text:span text:style-name="T18">March 2014 – April 2016</text:span><text:span text:style-name="T20"> </text:span><text:span text:style-name="T22">(Contract)</text:span><text:span text:style-name="T18"><text:line-break/><text:line-break/></text:span><text:bookmark-start text:name="__DdeLink__129_1524881868"/><text:span text:style-name="T27">Devops Admin:</text:span><text:bookmark-end text:name="__DdeLink__129_1524881868"/><text:span text:style-name="T3"> Initially wrote scripts to import data from </text:span><text:span text:style-name="T12">Bugzilla</text:span><text:span text:style-name="T3"> and other sources to </text:span><text:span text:style-name="T12">JIRA</text:span><text:span text:style-name="T3"> thus automating the migration of several projects. Also administered </text:span><text:span text:style-name="T12">Linux</text:span><text:span text:style-name="T3"> (</text:span><text:span text:style-name="T12">Centos</text:span><text:span text:style-name="T3">/</text:span><text:span text:style-name="T12">Ubuntu</text:span><text:span text:style-name="T3">/</text:span><text:span text:style-name="T12">Redhat Enterprise</text:span><text:span text:style-name="T3">) managing VM images in Vsphere, </text:span><text:span text:style-name="T12">Perforce</text:span><text:span text:style-name="T3">, </text:span><text:span text:style-name="T12">Swarm</text:span><text:span text:style-name="T3">, </text:span><text:span text:style-name="T12">Git Fusion.</text:span></text:p>
      <text:p text:style-name="P8"><text:span text:style-name="T3">Added functionality to custom build system that utilized </text:span><text:span text:style-name="T12">Perl</text:span><text:span text:style-name="T3">/</text:span><text:span text:style-name="T12">PHP</text:span><text:span text:style-name="T3">/</text:span><text:span text:style-name="T12">Apache</text:span><text:span text:style-name="T3">/</text:span><text:span text:style-name="T12">Linux</text:span><text:span text:style-name="T3">/</text:span><text:span text:style-name="T12">Windows</text:span><text:span text:style-name="T3"> servers to allow engineers in the field to remotely perform customized builds. Integrated </text:span><text:span text:style-name="T12">Bugzilla</text:span><text:span text:style-name="T3"> and Perforce (P4DTG). Assisted with JIRA setup and integration of </text:span><text:span text:style-name="T12">Salesforce</text:span><text:span text:style-name="T3"> with JIRA. Assisted in the migration for users to new Knowles domain.</text:span></text:p>
      <text:p text:style-name="P14"><draw:custom-shape text:anchor-type="as-char" draw:z-index="6"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frame draw:style-name="fr3" draw:name="Image6" text:anchor-type="paragraph" svg:x="0.0575in" svg:y="0in" svg:width="2.302in" svg:height="0.4374in" draw:z-index="20"><draw:image xlink:href="Pictures/10000201000000DD0000002A5A4D7A74BA9A704D.png" xlink:type="simple" xlink:show="embed" xlink:actuate="onLoad" loext:mime-type="image/png"/></draw:frame></text:p>
      <text:p text:style-name="P12"/>
      <text:p text:style-name="P8"><text:span text:style-name="T13">Axcient</text:span><text:span text:style-name="T15"> </text:span><text:span text:style-name="T18">July 2013 - Dec 2013</text:span><text:span text:style-name="T20"> </text:span><text:span text:style-name="T22">(Contract)</text:span></text:p>
      <text:p text:style-name="P8"><text:span text:style-name="T3">Worked as a </text:span><text:span text:style-name="T27">Build and Release Engineer</text:span><text:span text:style-name="T3"> for AxOS. The Axcient product is a customized derivative of </text:span><text:span text:style-name="T27">Ubuntu</text:span><text:span text:style-name="T3">. The SCM system being used is </text:span><text:span text:style-name="T27">git</text:span><text:span text:style-name="T3">. Developed and standardized procedures for performing builds.</text:span></text:p>
      <text:p text:style-name="P10"><draw:custom-shape text:anchor-type="as-char" draw:z-index="7"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1"><draw:image xlink:href="Pictures/10000200000000B100000061B2F86C16A63E82B0.gif" xlink:type="simple" xlink:show="embed" xlink:actuate="onLoad" loext:mime-type="image/gif"/></draw:frame></text:p>
      <text:p text:style-name="P19"/>
      <text:p text:style-name="P19"/>
      <text:p text:style-name="P19"/>
      <text:p text:style-name="P17"/>
      <text:p text:style-name="Text_20_body"><text:a xlink:type="simple" xlink:href="https://defaria-status.blogspot.com/search/label/Broadcom" text:style-name="ListLabel_20_66" text:visited-style-name="ListLabel_20_66"><text:span text:style-name="Internet_20_link"><text:span text:style-name="T13">Broadcom</text:span></text:span></text:a><text:span text:style-name="T15"> </text:span><text:span text:style-name="T18">December 2011 – April 2013</text:span><text:span text:style-name="T20"> </text:span><text:span text:style-name="T22">(Contract)</text:span></text:p>
      <text:p text:style-name="Text_20_body"><text:span text:style-name="T28">Clearquest Designer</text:span><text:span text:style-name="T32">: Maintained Clearquest instances implementing functionality with </text:span><text:span text:style-name="T28">Visual Basic</text:span><text:span text:style-name="T32">.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2">,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2">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2"> modules created </text:span><text:span text:style-name="T28">Perforce</text:span><text:span text:style-name="T32"> and </text:span><text:span text:style-name="T28">Git</text:span><text:span text:style-name="T32"> triggers to automate builds updating Clearquest in the process.</text:span></text:p>
      <text:p text:style-name="P13"><text:soft-page-break/><text:span text:style-name="T32">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28">Electric Commander</text:span></text:span></text:a><text:span text:style-name="T32">/</text:span><text:span text:style-name="T28">Perforce </text:span><text:span text:style-name="T32">based solution using </text:span><text:span text:style-name="T28">Cygwin</text:span><text:span text:style-name="T32">, </text:span><text:span text:style-name="T28">bash</text:span><text:span text:style-name="T32"> and </text:span><text:span text:style-name="T28">LSF</text:span><text:span text:style-name="T32"> to farm builds out to a pool of </text:span><text:span text:style-name="T28">Windows</text:span><text:span text:style-name="T32"> servers to perform builds. Builds were done using </text:span><text:span text:style-name="T28">Visual Studio</text:span><text:span text:style-name="T32"> 8.0, 9.0 and 10.0 Windows Servers triggered by Perforce triggers at code checkin.</text:span></text:p>
      <text:p text:style-name="P14"><draw:custom-shape text:anchor-type="as-char" draw:z-index="8"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draw:frame draw:style-name="fr3" draw:name="Image8" text:anchor-type="paragraph" svg:x="0.0417in" svg:y="-0.0311in" svg:width="1.25in" svg:height="0.5728in" draw:z-index="22"><draw:image xlink:href="Pictures/1000000000000078000000377B639B7EEFE38249.png" xlink:type="simple" xlink:show="embed" xlink:actuate="onLoad" loext:mime-type="image/png"/></draw:frame></text:p>
      <text:p text:style-name="P17"/>
      <text:p text:style-name="P22"/>
      <text:p text:style-name="Text_20_body"><text:a xlink:type="simple" xlink:href="https://defaria-status.blogspot.com/search/label/Tellabs" text:style-name="ListLabel_20_66" text:visited-style-name="ListLabel_20_66"><text:span text:style-name="Internet_20_link"><text:span text:style-name="T13">Tellabs</text:span></text:span></text:a><text:span text:style-name="T15"> </text:span><text:span text:style-name="T18">March 2011 – December 2011</text:span><text:span text:style-name="T20"> </text:span><text:span text:style-name="T22">(Contract)</text:span></text:p>
      <text:p text:style-name="Text_20_body"><text:span text:style-name="T4">Automated various informational systems using </text:span><text:span text:style-name="T28">Perl</text:span><text:span text:style-name="T4">/</text:span><text:span text:style-name="T28">MySQL</text:span><text:span text:style-name="T4">/</text:span><text:span text:style-name="T28">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28">Inline::C </text:span><text:span text:style-name="T4">to interface to the developer libraries and provide a consistent interface for the various command line debuggers developed by various different groups.</text:span></text:p>
      <text:p text:style-name="Standard"><draw:custom-shape text:anchor-type="as-char" draw:z-index="9"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9" text:anchor-type="paragraph" svg:x="0.0161in" svg:y="0.0102in" svg:width="1.698in" svg:height="0.6043in" draw:z-index="23"><draw:image xlink:href="Pictures/10000000000000A30000003A4A5BCC4A774DB6FD.gif" xlink:type="simple" xlink:show="embed" xlink:actuate="onLoad" loext:mime-type="image/gif"/></draw:frame></text:p>
      <text:p text:style-name="P18"/>
      <text:p text:style-name="P17"/>
      <text:p text:style-name="Text_20_body"><text:a xlink:type="simple" xlink:href="https://defaria-status.blogspot.com/search/label/General%20Electric" text:style-name="ListLabel_20_66" text:visited-style-name="ListLabel_20_66"><text:span text:style-name="Internet_20_link"><text:span text:style-name="T13">GE Healthcare</text:span></text:span></text:a><text:span text:style-name="T15"> </text:span><text:span text:style-name="T18">January 2010 – October 2010</text:span><text:span text:style-name="T20"> </text:span><text:span text:style-name="T22">(Contract)</text:span></text:p>
      <text:p text:style-name="Standard"><text:span text:style-name="T4">Performed </text:span><text:span text:style-name="T28">Clearcase</text:span><text:span text:style-name="T4">/</text:span><text:span text:style-name="T28">Clearquest</text:span><text:span text:style-name="T4"> </text:span><text:span text:style-name="T28">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28">Build Forge</text:span><text:span text:style-name="T4"> (IBM’s CI tool similar to </text:span><text:span text:style-name="T28">Jenkins</text:span><text:span text:style-name="T4">) jobs to automate work flow.</text:span> <text:span text:style-name="T33">Assisted in consultations with UCM concepts such as component/composite baselines and projects. Wrote Perl scripts for conversions of Clearquest data with other systems (Siebel).</text:span></text:p>
      <text:p text:style-name="Standard"><draw:custom-shape text:anchor-type="as-char" draw:z-index="10"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10" text:anchor-type="paragraph" svg:x="-0.0071in" svg:y="0in" svg:width="4.5138in" svg:height="1.0417in" draw:z-index="24"><draw:image xlink:href="Pictures/10000000000001450000004B77F58501E331C2F7.jpg" xlink:type="simple" xlink:show="embed" xlink:actuate="onLoad" loext:mime-type="image/jpeg"/></draw:frame></text:p>
      <text:p text:style-name="P18"/>
      <text:p text:style-name="P18"/>
      <text:p text:style-name="P17"/>
      <text:p text:style-name="Text_20_body"><text:a xlink:type="simple" xlink:href="https://defaria-status.blogspot.com/search/label/General%20Dynamics" text:style-name="ListLabel_20_66" text:visited-style-name="ListLabel_20_66"><text:span text:style-name="Internet_20_link"><text:span text:style-name="T13">General Dynamics</text:span></text:span></text:a><text:span text:style-name="T15"> </text:span><text:span text:style-name="T18">June 2007 – October 2009</text:span><text:span text:style-name="T20"> </text:span><text:span text:style-name="T22">(Contract)</text:span></text:p>
      <text:p text:style-name="Text_20_body"><text:span text:style-name="T28">Clearcase</text:span><text:span text:style-name="T4">/</text:span><text:span text:style-name="T28">Clearquest</text:span><text:span text:style-name="T4"> Administrator, </text:span><text:span text:style-name="T28">Build Release</text:span><text:span text:style-name="T4"> and </text:span><text:span text:style-name="T28">Automation</text:span><text:span text:style-name="T4"> using </text:span><text:span text:style-name="T28">Perl</text:span><text:span text:style-name="T4"> scripts. Updated </text:span><text:span text:style-name="T28">C++</text:span><text:span text:style-name="T4">/</text:span><text:span text:style-name="T28">Qt</text:span><text:span text:style-name="T4"> application that integrates </text:span><text:span text:style-name="T28">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40">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40"><text:soft-page-break/>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1"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11" text:anchor-type="paragraph" svg:x="0.0055in" svg:y="0in" svg:width="1.948in" svg:height="0.3854in" draw:z-index="25"><draw:image xlink:href="Pictures/10000000000000BB000000256D32B1BAC757DBC6.jpg" xlink:type="simple" xlink:show="embed" xlink:actuate="onLoad" loext:mime-type="image/jpeg"/></draw:frame></text:p>
      <text:p text:style-name="P17"/>
      <text:p text:style-name="Text_20_body"><text:a xlink:type="simple" xlink:href="https://defaria-status.blogspot.com/search/label/Texas%20Instruments" text:style-name="ListLabel_20_66" text:visited-style-name="ListLabel_20_66"><text:span text:style-name="Internet_20_link"><text:span text:style-name="T13">Texas Instruments</text:span></text:span></text:a><text:span text:style-name="T15"> </text:span><text:span text:style-name="T18">October 2006 – June 2007</text:span><text:span text:style-name="T20"> </text:span><text:span text:style-name="T22">(Contract)</text:span><text:span text:style-name="T31"><text:line-break/></text:span></text:p>
      <text:p text:style-name="Text_20_body"><text:span text:style-name="T28">Clearcase</text:span><text:span text:style-name="T4">/</text:span><text:span text:style-name="T28">Clearquest</text:span><text:span text:style-name="T4"> Administrator. Wrote a </text:span><text:span text:style-name="T28">Perl</text:span><text:span text:style-name="T4">/</text:span><text:span text:style-name="T28">Oracle</text:span><text:span text:style-name="T4"> application to track information about projects worldwide. Automated Clearcase license usage reporting and load balancing of Clearquest web servers.</text:span></text:p>
      <text:p text:style-name="Text_20_body"><draw:custom-shape text:anchor-type="as-char" draw:z-index="12"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26"><draw:image xlink:href="Pictures/100002000000009C0000002296012828ED213DE1.gif" xlink:type="simple" xlink:show="embed" xlink:actuate="onLoad" loext:mime-type="image/gif"/></draw:frame></text:p>
      <text:p text:style-name="Text_20_body"/>
      <text:p text:style-name="Text_20_body"><text:a xlink:type="simple" xlink:href="https://defaria-status.blogspot.com/search/label/HP" text:style-name="ListLabel_20_66" text:visited-style-name="ListLabel_20_66"><text:span text:style-name="Internet_20_link"><text:span text:style-name="T13">Hewlett Packard</text:span></text:span></text:a><text:span text:style-name="T15"> </text:span><text:span text:style-name="T18">February 2006 – October 2006</text:span><text:span text:style-name="T20"> </text:span><text:span text:style-name="T22">(Contract)</text:span></text:p>
      <text:p text:style-name="P41"><text:span text:style-name="T28">Clearcase</text:span><text:span text:style-name="T4">/</text:span><text:span text:style-name="T28">Clearquest</text:span><text:span text:style-name="T4"> </text:span><text:span text:style-name="T28">UCM</text:span><text:span text:style-name="T4"> Administrator. Wrote triggers to notify users of deliveries. Baselined official builds. Automated the build process to perform simple </text:span><text:span text:style-name="T28">continuous integration</text:span><text:span text:style-name="T4">. Created a dynamic web page to show </text:span><text:span text:style-name="T28">Junit</text:span><text:span text:style-name="T4"> test history.</text:span></text:p>
      <text:p text:style-name="Text_20_body"><draw:custom-shape text:anchor-type="as-char" draw:z-index="13"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27"><draw:image xlink:href="Pictures/10000200000000B100000061B2F86C16A63E82B0.gif" xlink:type="simple" xlink:show="embed" xlink:actuate="onLoad" loext:mime-type="image/gif"/></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3"/></text:span></text:a></text:p>
      <text:p text:style-name="Text_20_body"><text:a xlink:type="simple" xlink:href="https://defaria-status.blogspot.com/search/label/Broadcom" text:style-name="ListLabel_20_66" text:visited-style-name="ListLabel_20_66"><text:span text:style-name="Internet_20_link"><text:span text:style-name="T13">Broadcom</text:span></text:span></text:a><text:span text:style-name="T15"> </text:span><text:span text:style-name="T18">September 2005 – January 2006</text:span><text:span text:style-name="T20"> </text:span><text:span text:style-name="T22">(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3">Developed a complex </text:span><text:a xlink:type="simple" xlink:href="http://clearscm.com/clearquest/db.php" text:style-name="ListLabel_20_69" text:visited-style-name="ListLabel_20_69"><text:span text:style-name="Internet_20_link"><text:span text:style-name="T33">Perl script</text:span></text:span></text:a><text:span text:style-name="T33">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40">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40">Designed and developed another Clearquest database for the Mobile Multimedia group.</text:p>
      <text:p text:style-name="P23">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Text_20_body"/>
      <text:p text:style-name="P33"><draw:custom-shape text:anchor-type="as-char" draw:z-index="14"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64443742913585" text:continue-numbering="true" text:style-name="WWNum2">
        <text:list-item>
          <text:h text:style-name="P36" text:outline-level="1">Copyright (GPL)</text:h>
        </text:list-item>
      </text:list>
      <text:p text:style-name="P8"><text:span text:style-name="T35">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35">.</text:span></text:p>
      <text:p text:style-name="P42">This resume is distributed in the hope that it will be useful, but WITHOUT ANY WARRANTY; without even the implied warranty of MERCHANTABILITY or FITNESS FOR A PARTICULAR PURPOSE. See the GNU General Public License for more details.</text:p>
      <text:p text:style-name="P42">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15" draw:style-name="gr1" draw:text-style-name="P4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2-28T16:44:42.493132732</dc:date>
    <meta:editing-cycles>29</meta:editing-cycles>
    <meta:editing-duration>PT2H20M11S</meta:editing-duration>
    <meta:generator>LibreOffice/6.0.7.3$Linux_X86_64 LibreOffice_project/00m0$Build-3</meta:generator>
    <meta:document-statistic meta:table-count="3" meta:image-count="14" meta:object-count="0" meta:page-count="6" meta:paragraph-count="109" meta:word-count="1449" meta:character-count="9942" meta:non-whitespace-character-count="8565"/>
    <meta:template xlink:type="simple" xlink:actuate="onRequest" xlink:title="Normal.dotm" xlink:href=""/>
  </office:meta>
</office:document-meta>
</file>